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roman" style:font-pitch="fixed"/>
    <style:font-face style:name="Bodoni MT Black" svg:font-family="'Bodoni MT Black'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Arial Black"/>
    </style:style>
    <style:style style:name="P3" style:family="paragraph" style:parent-style-name="Standard">
      <style:text-properties style:font-name="Bodoni MT Black"/>
    </style:style>
    <style:style style:name="P4" style:family="paragraph" style:parent-style-name="Standard">
      <style:text-properties fo:font-weight="normal" style:font-weight-asian="normal"/>
    </style:style>
    <style:style style:name="P5" style:family="paragraph" style:parent-style-name="Standard">
      <style:text-properties fo:font-size="12pt" style:font-size-asian="12pt" style:font-name-complex="Arial" style:font-size-complex="12pt"/>
    </style:style>
    <style:style style:name="P6" style:family="paragraph" style:parent-style-name="Standard">
      <style:text-properties style:font-name-complex="Arial" style:font-size-complex="12pt"/>
    </style:style>
    <style:style style:name="P7" style:family="paragraph" style:parent-style-name="Standard">
      <style:paragraph-properties fo:margin-left="0in" fo:margin-right="0in" fo:orphans="2" fo:widows="2" fo:text-indent="0.0417in" style:auto-text-indent="false"/>
    </style:style>
    <style:style style:name="P8" style:family="paragraph" style:parent-style-name="Standard" style:master-page-name="">
      <style:paragraph-properties fo:margin-left="-0.05in" fo:margin-right="0in" fo:hyphenation-ladder-count="no-limit" fo:text-indent="0in" style:auto-text-indent="false" style:page-number="auto"/>
      <style:text-properties style:font-name="Bodoni MT Black" fo:hyphenate="false" fo:hyphenation-remain-char-count="0" fo:hyphenation-push-char-count="0"/>
    </style:style>
    <style:style style:name="P9" style:family="paragraph" style:parent-style-name="Standard" style:master-page-name="">
      <style:paragraph-properties fo:margin-left="-0.0252in" fo:margin-right="0in" fo:hyphenation-ladder-count="no-limit" fo:text-indent="0in" style:auto-text-indent="false" style:page-number="auto"/>
      <style:text-properties fo:font-weight="normal" style:font-weight-asian="normal" style:font-weight-complex="normal" fo:hyphenate="false" fo:hyphenation-remain-char-count="0" fo:hyphenation-push-char-count="0"/>
    </style:style>
    <style:style style:name="P10" style:family="paragraph" style:parent-style-name="Standard" style:master-page-name="MP0">
      <style:paragraph-properties fo:text-align="center" style:justify-single-word="false" style:page-number="auto" fo:break-before="page"/>
      <style:text-properties fo:font-size="22pt" style:font-size-asian="22pt" style:font-size-complex="22pt"/>
    </style:style>
    <style:style style:name="P11" style:family="paragraph" style:parent-style-name="Standard" style:list-style-name="L1">
      <style:text-properties fo:font-weight="normal" style:font-weight-asian="normal"/>
    </style:style>
    <style:style style:name="P12" style:family="paragraph" style:parent-style-name="Standard" style:list-style-name="L2">
      <style:text-properties fo:font-weight="normal" style:font-weight-asian="normal"/>
    </style:style>
    <style:style style:name="P13" style:family="paragraph" style:parent-style-name="Standard" style:list-style-name="L3">
      <style:text-properties fo:font-weight="normal" style:font-weight-asian="normal"/>
    </style:style>
    <style:style style:name="P14" style:family="paragraph" style:parent-style-name="Standard" style:list-style-name="L4">
      <style:text-properties fo:font-weight="normal" style:font-weight-asian="normal"/>
    </style:style>
    <style:style style:name="P15" style:family="paragraph" style:parent-style-name="Standard" style:list-style-name="L1">
      <style:text-properties style:font-name="Arial" fo:font-weight="normal" style:font-weight-asian="normal"/>
    </style:style>
    <style:style style:name="P16" style:family="paragraph" style:parent-style-name="Standard">
      <style:text-properties style:font-name="Bodoni MT Black"/>
    </style:style>
    <style:style style:name="P17" style:family="paragraph" style:parent-style-name="Standard">
      <style:text-properties style:font-name="Bodoni MT Black"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Arial Black"/>
    </style:style>
    <style:style style:name="P19" style:family="paragraph" style:parent-style-name="Standard">
      <style:text-properties style:font-name="Arial"/>
    </style:style>
    <style:style style:name="P20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name-complex="Arial" style:font-size-complex="12pt"/>
    </style:style>
    <style:style style:name="T2" style:family="text">
      <style:text-properties style:font-name="Garamond" style:font-size-complex="12pt"/>
    </style:style>
    <style:style style:name="T3" style:family="text">
      <style:text-properties fo:font-weight="normal" style:font-weight-asian="normal"/>
    </style:style>
    <style:style style:name="T4" style:family="text">
      <style:text-properties fo:font-size="12pt" style:font-size-asian="12pt" style:font-name-complex="Arial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style-name="Bullet_20_Symbols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WW_5f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5f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5f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5f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5f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5f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5f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5f_CharLFO4LVL9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space-before="0.25in"/>
        <style:text-properties style:font-name="StarSymbol"/>
      </text:list-level-style-bullet>
      <text:list-level-style-bullet text:level="2" text:style-name="WW_5f_CharLFO1LVL2" text:bullet-char="◦">
        <style:list-level-properties text:space-before="0.25in"/>
        <style:text-properties style:font-name="OpenSymbol"/>
      </text:list-level-style-bullet>
      <text:list-level-style-bullet text:level="3" text:style-name="WW_5f_CharLFO1LVL3" text:bullet-char="▪">
        <style:list-level-properties text:space-before="0.25in"/>
        <style:text-properties style:font-name="OpenSymbol"/>
      </text:list-level-style-bullet>
      <text:list-level-style-bullet text:level="4" text:style-name="WW_5f_CharLFO1LVL4" text:bullet-char="•">
        <style:list-level-properties text:space-before="0.25in"/>
        <style:text-properties style:font-name="OpenSymbol"/>
      </text:list-level-style-bullet>
      <text:list-level-style-bullet text:level="5" text:style-name="WW_5f_CharLFO1LVL5" text:bullet-char="◦">
        <style:list-level-properties text:space-before="0.25in"/>
        <style:text-properties style:font-name="OpenSymbol"/>
      </text:list-level-style-bullet>
      <text:list-level-style-bullet text:level="6" text:style-name="WW_5f_CharLFO1LVL6" text:bullet-char="▪">
        <style:list-level-properties text:space-before="0.25in"/>
        <style:text-properties style:font-name="OpenSymbol"/>
      </text:list-level-style-bullet>
      <text:list-level-style-bullet text:level="7" text:style-name="WW_5f_CharLFO1LVL7" text:bullet-char="•">
        <style:list-level-properties text:space-before="0.25in"/>
        <style:text-properties style:font-name="OpenSymbol"/>
      </text:list-level-style-bullet>
      <text:list-level-style-bullet text:level="8" text:style-name="WW_5f_CharLFO1LVL8" text:bullet-char="◦">
        <style:list-level-properties text:space-before="0.25in"/>
        <style:text-properties style:font-name="OpenSymbol"/>
      </text:list-level-style-bullet>
      <text:list-level-style-bullet text:level="9" text:style-name="WW_5f_CharLFO1LVL9" text:bullet-char="▪">
        <style:list-level-properties text:space-before="0.25in"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4">
      <text:list-level-style-bullet text:level="1" text:style-name="WW_5f_CharLFO2LVL1" text:bullet-char="•">
        <style:list-level-properties/>
        <style:text-properties style:font-name="OpenSymbol"/>
      </text:list-level-style-bullet>
      <text:list-level-style-bullet text:level="2" text:style-name="WW_5f_CharLFO2LVL2" text:bullet-char="◦">
        <style:list-level-properties/>
        <style:text-properties style:font-name="OpenSymbol"/>
      </text:list-level-style-bullet>
      <text:list-level-style-bullet text:level="3" text:style-name="WW_5f_CharLFO2LVL3" text:bullet-char="▪">
        <style:list-level-properties/>
        <style:text-properties style:font-name="OpenSymbol"/>
      </text:list-level-style-bullet>
      <text:list-level-style-bullet text:level="4" text:style-name="WW_5f_CharLFO2LVL4" text:bullet-char="•">
        <style:list-level-properties/>
        <style:text-properties style:font-name="OpenSymbol"/>
      </text:list-level-style-bullet>
      <text:list-level-style-bullet text:level="5" text:style-name="WW_5f_CharLFO2LVL5" text:bullet-char="◦">
        <style:list-level-properties/>
        <style:text-properties style:font-name="OpenSymbol"/>
      </text:list-level-style-bullet>
      <text:list-level-style-bullet text:level="6" text:style-name="WW_5f_CharLFO2LVL6" text:bullet-char="▪">
        <style:list-level-properties/>
        <style:text-properties style:font-name="OpenSymbol"/>
      </text:list-level-style-bullet>
      <text:list-level-style-bullet text:level="7" text:style-name="WW_5f_CharLFO2LVL7" text:bullet-char="•">
        <style:list-level-properties/>
        <style:text-properties style:font-name="OpenSymbol"/>
      </text:list-level-style-bullet>
      <text:list-level-style-bullet text:level="8" text:style-name="WW_5f_CharLFO2LVL8" text:bullet-char="◦">
        <style:list-level-properties/>
        <style:text-properties style:font-name="OpenSymbol"/>
      </text:list-level-style-bullet>
      <text:list-level-style-bullet text:level="9" text:style-name="WW_5f_CharLFO2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Laurie A. Perez</text:p>
      <text:p text:style-name="P1">2402 Grand Ave #1</text:p>
      <text:p text:style-name="P1">Everett, WA</text:p>
      <text:p text:style-name="P1"><text:s/>98201</text:p>
      <text:p text:style-name="P1">Tel: (425) 622-7361</text:p>
      <text:p text:style-name="P1">Email: lauriegluth@gmail.com</text:p>
      <text:p text:style-name="P1"/>
      <text:p text:style-name="Standard"/>
      <text:p text:style-name="P2">Work Experience</text:p>
      <text:p text:style-name="P2"/>
      <text:p text:style-name="P3">J<text:span text:style-name="T5">anuary 2020-Present <text:s text:c="11"/></text:span>LOWES HOME IMPROVEMENT <text:s text:c="22"/>EVERETT, WA</text:p>
      <text:p text:style-name="P19"><text:s/><text:span text:style-name="T6">Customer Service Desk</text:span></text:p>
      <text:p text:style-name="P20"><text:s text:c="12"/>Customer Returns</text:p>
      <text:p text:style-name="P20"><text:s text:c="12"/>Sales and Ordering</text:p>
      <text:p text:style-name="P20"><text:s text:c="12"/>Re-stocking Returns</text:p>
      <text:p text:style-name="P20"><text:s text:c="12"/>Genesis &amp; Sterling Operating System</text:p>
      <text:p text:style-name="P17"/>
      <text:p text:style-name="P8"><text:span text:style-name="T5"><text:s/>2018-2019<text:tab/><text:tab/><text:tab/> <text:s/>Sprouts Farmers Market<text:tab/><text:tab/><text:tab/> <text:s text:c="9"/></text:span><text:span text:style-name="T4">Mill Creek, WA</text:span></text:p>
      <text:p text:style-name="P4"><text:s/>Head Cashier</text:p>
      <text:p text:style-name="P4"><text:tab/>POS Function</text:p>
      <text:p text:style-name="P4"><text:tab/>Open and Closing Shifts</text:p>
      <text:p text:style-name="P4"><text:tab/>Count Tills and Made Deposits</text:p>
      <text:p text:style-name="P4"><text:tab/>Ring Up Merchandise</text:p>
      <text:list xml:id="list2292879368991034617" text:style-name="L1">
        <text:list-item>
          <text:p text:style-name="P11">Memorize Produce Codes</text:p>
        </text:list-item>
        <text:list-item>
          <text:p text:style-name="P15">Perform Front End Duties</text:p>
        </text:list-item>
      </text:list>
      <text:p text:style-name="P3"/>
      <text:p text:style-name="P6">2010-1016<text:tab/><text:tab/> <text:s text:c="12"/>Takeshita Enterprises LLC<text:tab/> <text:s text:c="20"/>Mill Creek, WA</text:p>
      <text:p text:style-name="P9">Restaurant Manager / Sushi Chef</text:p>
      <text:list xml:id="list9005371667710931569" text:style-name="L2">
        <text:list-item>
          <text:p text:style-name="P12">Shift Scheduling</text:p>
        </text:list-item>
        <text:list-item>
          <text:p text:style-name="P12">Re-Stocking/Inventory</text:p>
        </text:list-item>
        <text:list-item>
          <text:p text:style-name="P12">H/R Staff Hiring <text:s text:c="10"/></text:p>
        </text:list-item>
        <text:list-item>
          <text:p text:style-name="P12">Ordering/Vendors</text:p>
        </text:list-item>
        <text:list-item>
          <text:p text:style-name="P12">Food Prep</text:p>
        </text:list-item>
      </text:list>
      <text:p text:style-name="P4"/>
      <text:p text:style-name="Standard"><text:span text:style-name="Default_20_Paragraph_20_Font"><text:span text:style-name="T1">2008-2009<text:tab/><text:tab/> <text:s text:c="13"/>El Pollo Loco<text:tab/><text:tab/><text:tab/><text:tab/> <text:s text:c="11"/>Anaheim, CA</text:span></text:span><text:span text:style-name="Default_20_Paragraph_20_Font"><text:span text:style-name="T2"> <text:s text:c="3"/></text:span></text:span><text:span text:style-name="Default_20_Paragraph_20_Font"><text:span text:style-name="T3">Cashier</text:span></text:span></text:p>
      <text:list xml:id="list6629204871180260568" text:style-name="L3">
        <text:list-item>
          <text:p text:style-name="P13"><text:s text:c="5"/>Customer Service/Cashier</text:p>
        </text:list-item>
        <text:list-item>
          <text:p text:style-name="P13"><text:s text:c="5"/>Food Prep/Counter Sales</text:p>
        </text:list-item>
      </text:list>
      <text:p text:style-name="Standard"/>
      <text:p text:style-name="Standard"><text:tab/></text:p>
      <text:p text:style-name="Standard"><text:span text:style-name="Default_20_Paragraph_20_Font"><text:span text:style-name="T1">2007-2008<text:tab/> <text:s text:c="25"/>Volt Temp Services<text:tab/> <text:s text:c="34"/>Fullerton, CA <text:s/></text:span></text:span><text:span text:style-name="Default_20_Paragraph_20_Font"><text:span text:style-name="T4"><text:s text:c="9"/></text:span></text:span><text:span text:style-name="Default_20_Paragraph_20_Font"><text:span text:style-name="T1"><text:s text:c="31"/></text:span></text:span></text:p>
      <text:p text:style-name="P4">Assembly line worker</text:p>
      <text:list xml:id="list38769277" text:continue-numbering="true" text:style-name="L3">
        <text:list-item>
          <text:p text:style-name="P13"><text:s text:c="4"/>Production Worker</text:p>
        </text:list-item>
        <text:list-item>
          <text:p text:style-name="P13"><text:s text:c="4"/>Assembled Varies products</text:p>
          <text:p text:style-name="P13"/>
        </text:list-item>
      </text:list>
      <text:p text:style-name="Standard">1997-1999 <text:s text:c="31"/>Fred Meyers <text:s text:c="56"/>Kirkland, WA</text:p>
      <text:p text:style-name="P4"><text:s/>Customer Service/ Cashier</text:p>
      <text:list xml:id="list38761030" text:continue-list="list2292879368991034617" text:style-name="L1">
        <text:list-item>
          <text:p text:style-name="P11">Ring Up Merchandise</text:p>
        </text:list-item>
        <text:list-item>
          <text:p text:style-name="P11">Memorize Produce Codes</text:p>
        </text:list-item>
        <text:list-item>
          <text:p text:style-name="P11">Perform Front End Duties </text:p>
        </text:list-item>
      </text:list>
      <text:p text:style-name="P7"><text:soft-page-break/></text:p>
      <text:p text:style-name="P2">Education</text:p>
      <text:p text:style-name="Standard"/>
      <text:p text:style-name="P5">1983/1986<text:tab/> <text:s text:c="24"/>Edmonds/Woodway High School <text:s text:c="14"/>Edmond, WA</text:p>
      <text:p text:style-name="Standard"/>
      <text:p text:style-name="P2">Computer Skills</text:p>
      <text:p text:style-name="Standard"/>
      <text:list xml:id="list565772868313350431" text:style-name="L4">
        <text:list-item>
          <text:p text:style-name="P14"><text:s text:c="4"/>Basic Computer skills</text:p>
        </text:list-item>
      </text:list>
      <text:p text:style-name="Standard"/>
      <text:p text:style-name="P2">References</text:p>
      <text:p text:style-name="Standard"/>
      <text:p text:style-name="Standard">Bethany Hopp <text:s text:c="9"/>Bud Barton's Glass/Owner <text:s text:c="13"/>(360) 631-9695 <text:s text:c="4"/></text:p>
      <text:p text:style-name="Standard"/>
      <text:p text:style-name="Standard">Dave Willis <text:s text:c="14"/>NIC Global <text:s text:c="40"/>(425) 232-4940</text:p>
      <text:p text:style-name="Standard"/>
      <text:p text:style-name="Standard">Laura McCrills <text:s text:c="9"/>Fred Meyer Bakery <text:s text:c="26"/>(425) 438-0752 <text:s text:c="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roman" style:font-pitch="fixed"/>
    <style:font-face style:name="Bodoni MT Black" svg:font-family="'Bodoni MT Black'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rial Unicode MS" style:font-size-asian="12pt" style:language-asian="en" style:country-asian="US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Arial" fo:font-size="11pt" fo:font-weight="bold" style:font-size-asian="11pt" style:font-weight-asian="bold" style:font-size-complex="11pt" style:font-weight-complex="bold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fo:font-size="14pt" style:font-name-asian="MS Mincho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hyphenate="false" fo:hyphenation-remain-char-count="0" fo:hyphenation-push-char-count="0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WW_5f_CharLFO2LVL1" style:display-name="WW_CharLFO2LVL1" style:family="text">
      <style:text-properties style:font-name="OpenSymbol" style:font-name-asian="OpenSymbol" style:font-name-complex="OpenSymbol"/>
    </style:style>
    <style:style style:name="WW_5f_CharLFO2LVL2" style:display-name="WW_CharLFO2LVL2" style:family="text">
      <style:text-properties style:font-name="OpenSymbol" style:font-name-asian="OpenSymbol" style:font-name-complex="OpenSymbol"/>
    </style:style>
    <style:style style:name="WW_5f_CharLFO2LVL3" style:display-name="WW_CharLFO2LVL3" style:family="text">
      <style:text-properties style:font-name="OpenSymbol" style:font-name-asian="OpenSymbol" style:font-name-complex="OpenSymbol"/>
    </style:style>
    <style:style style:name="WW_5f_CharLFO2LVL4" style:display-name="WW_CharLFO2LVL4" style:family="text">
      <style:text-properties style:font-name="OpenSymbol" style:font-name-asian="OpenSymbol" style:font-name-complex="OpenSymbol"/>
    </style:style>
    <style:style style:name="WW_5f_CharLFO2LVL5" style:display-name="WW_CharLFO2LVL5" style:family="text">
      <style:text-properties style:font-name="OpenSymbol" style:font-name-asian="OpenSymbol" style:font-name-complex="OpenSymbol"/>
    </style:style>
    <style:style style:name="WW_5f_CharLFO2LVL6" style:display-name="WW_CharLFO2LVL6" style:family="text">
      <style:text-properties style:font-name="OpenSymbol" style:font-name-asian="OpenSymbol" style:font-name-complex="OpenSymbol"/>
    </style:style>
    <style:style style:name="WW_5f_CharLFO2LVL7" style:display-name="WW_CharLFO2LVL7" style:family="text">
      <style:text-properties style:font-name="OpenSymbol" style:font-name-asian="OpenSymbol" style:font-name-complex="OpenSymbol"/>
    </style:style>
    <style:style style:name="WW_5f_CharLFO2LVL8" style:display-name="WW_CharLFO2LVL8" style:family="text">
      <style:text-properties style:font-name="OpenSymbol" style:font-name-asian="OpenSymbol" style:font-name-complex="OpenSymbol"/>
    </style:style>
    <style:style style:name="WW_5f_CharLFO2LVL9" style:display-name="WW_CharLFO2LVL9" style:family="text">
      <style:text-properties style:font-name="OpenSymbol" style:font-name-asian="OpenSymbol" style:font-name-complex="OpenSymbol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style:style style:name="WW_5f_CharLFO5LVL1" style:display-name="WW_CharLFO5LVL1" style:family="text">
      <style:text-properties style:font-name="Symbol"/>
    </style:style>
    <style:style style:name="WW_5f_CharLFO5LVL2" style:display-name="WW_CharLFO5LVL2" style:family="text">
      <style:text-properties style:font-name="OpenSymbol" style:font-name-asian="OpenSymbol" style:font-name-complex="OpenSymbol"/>
    </style:style>
    <style:style style:name="WW_5f_CharLFO5LVL3" style:display-name="WW_CharLFO5LVL3" style:family="text">
      <style:text-properties style:font-name="OpenSymbol" style:font-name-asian="OpenSymbol" style:font-name-complex="OpenSymbol"/>
    </style:style>
    <style:style style:name="WW_5f_CharLFO5LVL4" style:display-name="WW_CharLFO5LVL4" style:family="text">
      <style:text-properties style:font-name="OpenSymbol" style:font-name-asian="OpenSymbol" style:font-name-complex="OpenSymbol"/>
    </style:style>
    <style:style style:name="WW_5f_CharLFO5LVL5" style:display-name="WW_CharLFO5LVL5" style:family="text">
      <style:text-properties style:font-name="OpenSymbol" style:font-name-asian="OpenSymbol" style:font-name-complex="OpenSymbol"/>
    </style:style>
    <style:style style:name="WW_5f_CharLFO5LVL6" style:display-name="WW_CharLFO5LVL6" style:family="text">
      <style:text-properties style:font-name="OpenSymbol" style:font-name-asian="OpenSymbol" style:font-name-complex="OpenSymbol"/>
    </style:style>
    <style:style style:name="WW_5f_CharLFO5LVL7" style:display-name="WW_CharLFO5LVL7" style:family="text">
      <style:text-properties style:font-name="OpenSymbol" style:font-name-asian="OpenSymbol" style:font-name-complex="OpenSymbol"/>
    </style:style>
    <style:style style:name="WW_5f_CharLFO5LVL8" style:display-name="WW_CharLFO5LVL8" style:family="text">
      <style:text-properties style:font-name="OpenSymbol" style:font-name-asian="OpenSymbol" style:font-name-complex="OpenSymbol"/>
    </style:style>
    <style:style style:name="WW_5f_CharLFO5LVL9" style:display-name="WW_CharLFO5LVL9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5in" fo:margin-bottom="0.75in" fo:margin-left="1in" fo:margin-right="1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dc:title>Standard Resume Template</dc:title>
    <dc:description>Enter required information in given places. Customize layout and fonts according to your needs. Another quality product brought to you by K Press.</dc:description>
    <dc:subject>Template for preparing chronological resume for experienced candidate</dc:subject>
    <meta:keyword>employment</meta:keyword>
    <meta:keyword>job hunting</meta:keyword>
    <meta:keyword>resume</meta:keyword>
    <meta:initial-creator>Laurie Gluth</meta:initial-creator>
    <meta:creation-date>2018-04-25T17:42:00Z</meta:creation-date>
    <dc:date>2020-07-07T18:55:07.85</dc:date>
    <meta:print-date>2020-07-07T18:54:00.46</meta:print-date>
    <meta:editing-cycles>15</meta:editing-cycles>
    <meta:editing-duration>PT16H34M27S</meta:editing-duration>
    <meta:document-statistic meta:table-count="0" meta:image-count="0" meta:object-count="0" meta:page-count="2" meta:paragraph-count="49" meta:word-count="182" meta:character-count="1756"/>
    <meta:user-defined meta:name="Info 1"/>
    <meta:user-defined meta:name="Info 2"/>
    <meta:user-defined meta:name="Info 3"/>
    <meta:user-defined meta:name="License">Free for commercial and personal use</meta:user-defined>
    <meta:template xlink:type="simple" xlink:actuate="onRequest" xlink:title="" xlink:href="file:///D:/Our%20Files/Eddie%20and%20Laurie's%20Files%20From%202015%20-%202019/Downloads/Lauries%20Resume%20(1).odt/Normal"/>
  </office:meta>
</office:document-meta>
</file>